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406in" svg:y="0.2276in">
            <draw:object draw:notify-on-update-of-ranges="Sheet1.A2:Sheet1.A2 Sheet1.D2:Sheet1.D2 Sheet1.A3:Sheet1.A3 Sheet1.D3:Sheet1.D3 Sheet1.A4:Sheet1.A4 Sheet1.D4:Sheet1.D4 Sheet1.A5:Sheet1.A5 Sheet1.D5:Sheet1.D5 Sheet1.A6:Sheet1.A6 Sheet1.D6:Sheet1.D6 Sheet1.A7:Sheet1.A7 Sheet1.D7:Sheet1.D7 Sheet1.A8:Sheet1.A8 Sheet1.D8:Sheet1.D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4516in" svg:y="3.752in">
            <draw:object draw:notify-on-update-of-ranges="Sheet1.A15:Sheet1.A47 Sheet1.D15:Sheet1.D4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4409in" svg:y="7.3146in">
            <draw:object draw:notify-on-update-of-ranges="Sheet1.A51:Sheet1.A62 Sheet1.D51:Sheet1.D6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EDESTRIA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iedziela</text:p>
          </table:table-cell>
          <table:table-cell office:value-type="float" office:value="207833" calcext:value-type="float">
            <text:p>207833</text:p>
          </table:table-cell>
          <table:table-cell office:value-type="float" office:value="29512" calcext:value-type="float">
            <text:p>29512</text:p>
          </table:table-cell>
          <table:table-cell table:formula="of:=[.C2] * 100 / [.B2]" office:value-type="float" office:value="14.1998623895147" calcext:value-type="float">
            <text:p>14.199862389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niedziałek</text:p>
          </table:table-cell>
          <table:table-cell office:value-type="float" office:value="156381" calcext:value-type="float">
            <text:p>156381</text:p>
          </table:table-cell>
          <table:table-cell office:value-type="float" office:value="26436" calcext:value-type="float">
            <text:p>26436</text:p>
          </table:table-cell>
          <table:table-cell table:formula="of:=[.C3] * 100 / [.B3]" office:value-type="float" office:value="16.9048669595411" calcext:value-type="float">
            <text:p>16.904866959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torek</text:p>
          </table:table-cell>
          <table:table-cell office:value-type="float" office:value="152044" calcext:value-type="float">
            <text:p>152044</text:p>
          </table:table-cell>
          <table:table-cell office:value-type="float" office:value="25960" calcext:value-type="float">
            <text:p>25960</text:p>
          </table:table-cell>
          <table:table-cell table:formula="of:=[.C4] * 100 / [.B4]" office:value-type="float" office:value="17.0740048933204" calcext:value-type="float">
            <text:p>17.07400489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środa</text:p>
          </table:table-cell>
          <table:table-cell office:value-type="float" office:value="157251" calcext:value-type="float">
            <text:p>157251</text:p>
          </table:table-cell>
          <table:table-cell office:value-type="float" office:value="27015" calcext:value-type="float">
            <text:p>27015</text:p>
          </table:table-cell>
          <table:table-cell table:formula="of:=[.C5] * 100 / [.B5]" office:value-type="float" office:value="17.1795409886106" calcext:value-type="float">
            <text:p>17.17954098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zwartek</text:p>
          </table:table-cell>
          <table:table-cell office:value-type="float" office:value="167478" calcext:value-type="float">
            <text:p>167478</text:p>
          </table:table-cell>
          <table:table-cell office:value-type="float" office:value="28122" calcext:value-type="float">
            <text:p>28122</text:p>
          </table:table-cell>
          <table:table-cell table:formula="of:=[.C6] * 100 / [.B6]" office:value-type="float" office:value="16.7914591767277" calcext:value-type="float">
            <text:p>16.79145917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atek</text:p>
          </table:table-cell>
          <table:table-cell office:value-type="float" office:value="210041" calcext:value-type="float">
            <text:p>210041</text:p>
          </table:table-cell>
          <table:table-cell office:value-type="float" office:value="36075" calcext:value-type="float">
            <text:p>36075</text:p>
          </table:table-cell>
          <table:table-cell table:formula="of:=[.C7] * 100 / [.B7]" office:value-type="float" office:value="17.1752181716903" calcext:value-type="float">
            <text:p>17.17521817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bota</text:p>
          </table:table-cell>
          <table:table-cell office:value-type="float" office:value="249113" calcext:value-type="float">
            <text:p>249113</text:p>
          </table:table-cell>
          <table:table-cell office:value-type="float" office:value="39680" calcext:value-type="float">
            <text:p>39680</text:p>
          </table:table-cell>
          <table:table-cell table:formula="of:=[.C8] * 100 / [.B8]" office:value-type="float" office:value="15.9285143689811" calcext:value-type="float">
            <text:p>15.928514369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EDESTRIAN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143" calcext:value-type="float">
            <text:p>62143</text:p>
          </table:table-cell>
          <table:table-cell office:value-type="float" office:value="9536" calcext:value-type="float">
            <text:p>9536</text:p>
          </table:table-cell>
          <table:table-cell table:formula="of:=[.C15] * 100 /[.B15]" office:value-type="float" office:value="15.3452520798803" calcext:value-type="float">
            <text:p>15.3452520799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55" calcext:value-type="float">
            <text:p>63255</text:p>
          </table:table-cell>
          <table:table-cell office:value-type="float" office:value="9002" calcext:value-type="float">
            <text:p>9002</text:p>
          </table:table-cell>
          <table:table-cell table:formula="of:=[.C16] * 100 /[.B16]" office:value-type="float" office:value="14.2312860643427" calcext:value-type="float">
            <text:p>14.231286064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956" calcext:value-type="float">
            <text:p>62956</text:p>
          </table:table-cell>
          <table:table-cell office:value-type="float" office:value="8795" calcext:value-type="float">
            <text:p>8795</text:p>
          </table:table-cell>
          <table:table-cell table:formula="of:=[.C17] * 100 /[.B17]" office:value-type="float" office:value="13.9700743376326" calcext:value-type="float">
            <text:p>13.9700743376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113" calcext:value-type="float">
            <text:p>40113</text:p>
          </table:table-cell>
          <table:table-cell office:value-type="float" office:value="5353" calcext:value-type="float">
            <text:p>5353</text:p>
          </table:table-cell>
          <table:table-cell table:formula="of:=[.C18] * 100 /[.B18]" office:value-type="float" office:value="13.344800937352" calcext:value-type="float">
            <text:p>13.344800937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107" calcext:value-type="float">
            <text:p>30107</text:p>
          </table:table-cell>
          <table:table-cell office:value-type="float" office:value="4316" calcext:value-type="float">
            <text:p>4316</text:p>
          </table:table-cell>
          <table:table-cell table:formula="of:=[.C19] * 100 /[.B19]" office:value-type="float" office:value="14.335536586176" calcext:value-type="float">
            <text:p>14.335536586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279" calcext:value-type="float">
            <text:p>31279</text:p>
          </table:table-cell>
          <table:table-cell office:value-type="float" office:value="5268" calcext:value-type="float">
            <text:p>5268</text:p>
          </table:table-cell>
          <table:table-cell table:formula="of:=[.C20] * 100 /[.B20]" office:value-type="float" office:value="16.8419706512357" calcext:value-type="float">
            <text:p>16.8419706512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936" calcext:value-type="float">
            <text:p>39936</text:p>
          </table:table-cell>
          <table:table-cell office:value-type="float" office:value="6818" calcext:value-type="float">
            <text:p>6818</text:p>
          </table:table-cell>
          <table:table-cell table:formula="of:=[.C21] * 100 /[.B21]" office:value-type="float" office:value="17.0723157051282" calcext:value-type="float">
            <text:p>17.0723157051</text:p>
          </table:table-cell>
          <table:table-cell table:number-columns-repeated="14"/>
          <table:table-cell office:value-type="string" calcext:value-type="string">
            <text:p>`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864" calcext:value-type="float">
            <text:p>40864</text:p>
          </table:table-cell>
          <table:table-cell office:value-type="float" office:value="5349" calcext:value-type="float">
            <text:p>5349</text:p>
          </table:table-cell>
          <table:table-cell table:formula="of:=[.C22] * 100 /[.B22]" office:value-type="float" office:value="13.0897611589663" calcext:value-type="float">
            <text:p>13.089761159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99" calcext:value-type="float">
            <text:p>35099</text:p>
          </table:table-cell>
          <table:table-cell office:value-type="float" office:value="4288" calcext:value-type="float">
            <text:p>4288</text:p>
          </table:table-cell>
          <table:table-cell table:formula="of:=[.C23] * 100 /[.B23]" office:value-type="float" office:value="12.2168722755634" calcext:value-type="float">
            <text:p>12.2168722756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45" calcext:value-type="float">
            <text:p>35045</text:p>
          </table:table-cell>
          <table:table-cell office:value-type="float" office:value="4147" calcext:value-type="float">
            <text:p>4147</text:p>
          </table:table-cell>
          <table:table-cell table:formula="of:=[.C24] * 100 /[.B24]" office:value-type="float" office:value="11.8333571122842" calcext:value-type="float">
            <text:p>11.8333571123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910" calcext:value-type="float">
            <text:p>38910</text:p>
          </table:table-cell>
          <table:table-cell office:value-type="float" office:value="4383" calcext:value-type="float">
            <text:p>4383</text:p>
          </table:table-cell>
          <table:table-cell table:formula="of:=[.C25] * 100 /[.B25]" office:value-type="float" office:value="11.2644564379337" calcext:value-type="float">
            <text:p>11.2644564379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745" calcext:value-type="float">
            <text:p>43745</text:p>
          </table:table-cell>
          <table:table-cell office:value-type="float" office:value="4881" calcext:value-type="float">
            <text:p>4881</text:p>
          </table:table-cell>
          <table:table-cell table:formula="of:=[.C26] * 100 /[.B26]" office:value-type="float" office:value="11.1578466110413" calcext:value-type="float">
            <text:p>11.157846611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328" calcext:value-type="float">
            <text:p>47328</text:p>
          </table:table-cell>
          <table:table-cell office:value-type="float" office:value="5103" calcext:value-type="float">
            <text:p>5103</text:p>
          </table:table-cell>
          <table:table-cell table:formula="of:=[.C27] * 100 /[.B27]" office:value-type="float" office:value="10.782200811359" calcext:value-type="float">
            <text:p>10.7822008114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773" calcext:value-type="float">
            <text:p>51773</text:p>
          </table:table-cell>
          <table:table-cell office:value-type="float" office:value="5544" calcext:value-type="float">
            <text:p>5544</text:p>
          </table:table-cell>
          <table:table-cell table:formula="of:=[.C28] * 100 /[.B28]" office:value-type="float" office:value="10.7082842408205" calcext:value-type="float">
            <text:p>10.7082842408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694" calcext:value-type="float">
            <text:p>59694</text:p>
          </table:table-cell>
          <table:table-cell office:value-type="float" office:value="6412" calcext:value-type="float">
            <text:p>6412</text:p>
          </table:table-cell>
          <table:table-cell table:formula="of:=[.C29] * 100 /[.B29]" office:value-type="float" office:value="10.7414480517305" calcext:value-type="float">
            <text:p>10.7414480517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780" calcext:value-type="float">
            <text:p>67780</text:p>
          </table:table-cell>
          <table:table-cell office:value-type="float" office:value="7984" calcext:value-type="float">
            <text:p>7984</text:p>
          </table:table-cell>
          <table:table-cell table:formula="of:=[.C30] * 100 /[.B30]" office:value-type="float" office:value="11.7792859250516" calcext:value-type="float">
            <text:p>11.779285925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471" calcext:value-type="float">
            <text:p>68471</text:p>
          </table:table-cell>
          <table:table-cell office:value-type="float" office:value="7737" calcext:value-type="float">
            <text:p>7737</text:p>
          </table:table-cell>
          <table:table-cell table:formula="of:=[.C31] * 100 /[.B31]" office:value-type="float" office:value="11.2996743146734" calcext:value-type="float">
            <text:p>11.2996743147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458" calcext:value-type="float">
            <text:p>72458</text:p>
          </table:table-cell>
          <table:table-cell office:value-type="float" office:value="12465" calcext:value-type="float">
            <text:p>12465</text:p>
          </table:table-cell>
          <table:table-cell table:formula="of:=[.C32] * 100 /[.B32]" office:value-type="float" office:value="17.2030693643214" calcext:value-type="float">
            <text:p>17.2030693643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439" calcext:value-type="float">
            <text:p>73439</text:p>
          </table:table-cell>
          <table:table-cell office:value-type="float" office:value="17086" calcext:value-type="float">
            <text:p>17086</text:p>
          </table:table-cell>
          <table:table-cell table:formula="of:=[.C33] * 100 /[.B33]" office:value-type="float" office:value="23.2655673416032" calcext:value-type="float">
            <text:p>23.2655673416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894" calcext:value-type="float">
            <text:p>68894</text:p>
          </table:table-cell>
          <table:table-cell office:value-type="float" office:value="17084" calcext:value-type="float">
            <text:p>17084</text:p>
          </table:table-cell>
          <table:table-cell table:formula="of:=[.C34] * 100 /[.B34]" office:value-type="float" office:value="24.7975150230789" calcext:value-type="float">
            <text:p>24.7975150231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468" calcext:value-type="float">
            <text:p>67468</text:p>
          </table:table-cell>
          <table:table-cell office:value-type="float" office:value="17302" calcext:value-type="float">
            <text:p>17302</text:p>
          </table:table-cell>
          <table:table-cell table:formula="of:=[.C35] * 100 /[.B35]" office:value-type="float" office:value="25.6447501037529" calcext:value-type="float">
            <text:p>25.6447501038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492" calcext:value-type="float">
            <text:p>68492</text:p>
          </table:table-cell>
          <table:table-cell office:value-type="float" office:value="17521" calcext:value-type="float">
            <text:p>17521</text:p>
          </table:table-cell>
          <table:table-cell table:formula="of:=[.C36] * 100 /[.B36]" office:value-type="float" office:value="25.581089762308" calcext:value-type="float">
            <text:p>25.581089762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388" calcext:value-type="float">
            <text:p>65388</text:p>
          </table:table-cell>
          <table:table-cell office:value-type="float" office:value="14436" calcext:value-type="float">
            <text:p>14436</text:p>
          </table:table-cell>
          <table:table-cell table:formula="of:=[.C37] * 100 /[.B37]" office:value-type="float" office:value="22.0774454028262" calcext:value-type="float">
            <text:p>22.0774454028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504" calcext:value-type="float">
            <text:p>65504</text:p>
          </table:table-cell>
          <table:table-cell office:value-type="float" office:value="11990" calcext:value-type="float">
            <text:p>11990</text:p>
          </table:table-cell>
          <table:table-cell table:formula="of:=[.C38] * 100 /[.B38]" office:value-type="float" office:value="18.3042256961407" calcext:value-type="float">
            <text:p>18.304225696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143" calcext:value-type="float">
            <text:p>62143</text:p>
          </table:table-cell>
          <table:table-cell office:value-type="float" office:value="9536" calcext:value-type="float">
            <text:p>9536</text:p>
          </table:table-cell>
          <table:table-cell table:formula="of:=[.C39] * 100 /[.B39]" office:value-type="float" office:value="15.3452520798803" calcext:value-type="float">
            <text:p>15.3452520799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55" calcext:value-type="float">
            <text:p>63255</text:p>
          </table:table-cell>
          <table:table-cell office:value-type="float" office:value="9002" calcext:value-type="float">
            <text:p>9002</text:p>
          </table:table-cell>
          <table:table-cell table:formula="of:=[.C40] * 100 /[.B40]" office:value-type="float" office:value="14.2312860643427" calcext:value-type="float">
            <text:p>14.231286064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956" calcext:value-type="float">
            <text:p>62956</text:p>
          </table:table-cell>
          <table:table-cell office:value-type="float" office:value="8795" calcext:value-type="float">
            <text:p>8795</text:p>
          </table:table-cell>
          <table:table-cell table:formula="of:=[.C41] * 100 /[.B41]" office:value-type="float" office:value="13.9700743376326" calcext:value-type="float">
            <text:p>13.9700743376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113" calcext:value-type="float">
            <text:p>40113</text:p>
          </table:table-cell>
          <table:table-cell office:value-type="float" office:value="5353" calcext:value-type="float">
            <text:p>5353</text:p>
          </table:table-cell>
          <table:table-cell table:formula="of:=[.C42] * 100 /[.B42]" office:value-type="float" office:value="13.344800937352" calcext:value-type="float">
            <text:p>13.344800937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107" calcext:value-type="float">
            <text:p>30107</text:p>
          </table:table-cell>
          <table:table-cell office:value-type="float" office:value="4316" calcext:value-type="float">
            <text:p>4316</text:p>
          </table:table-cell>
          <table:table-cell table:formula="of:=[.C43] * 100 /[.B43]" office:value-type="float" office:value="14.335536586176" calcext:value-type="float">
            <text:p>14.3355365862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279" calcext:value-type="float">
            <text:p>31279</text:p>
          </table:table-cell>
          <table:table-cell office:value-type="float" office:value="5268" calcext:value-type="float">
            <text:p>5268</text:p>
          </table:table-cell>
          <table:table-cell table:formula="of:=[.C44] * 100 /[.B44]" office:value-type="float" office:value="16.8419706512357" calcext:value-type="float">
            <text:p>16.8419706512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936" calcext:value-type="float">
            <text:p>39936</text:p>
          </table:table-cell>
          <table:table-cell office:value-type="float" office:value="6818" calcext:value-type="float">
            <text:p>6818</text:p>
          </table:table-cell>
          <table:table-cell table:formula="of:=[.C45] * 100 /[.B45]" office:value-type="float" office:value="17.0723157051282" calcext:value-type="float">
            <text:p>17.072315705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864" calcext:value-type="float">
            <text:p>40864</text:p>
          </table:table-cell>
          <table:table-cell office:value-type="float" office:value="5349" calcext:value-type="float">
            <text:p>5349</text:p>
          </table:table-cell>
          <table:table-cell table:formula="of:=[.C46] * 100 /[.B46]" office:value-type="float" office:value="13.0897611589663" calcext:value-type="float">
            <text:p>13.089761159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99" calcext:value-type="float">
            <text:p>35099</text:p>
          </table:table-cell>
          <table:table-cell office:value-type="float" office:value="4288" calcext:value-type="float">
            <text:p>4288</text:p>
          </table:table-cell>
          <table:table-cell table:formula="of:=[.C47] * 100 /[.B47]" office:value-type="float" office:value="12.2168722755634" calcext:value-type="float">
            <text:p>12.2168722756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EDESTRIAN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308" calcext:value-type="float">
            <text:p>92308</text:p>
          </table:table-cell>
          <table:table-cell office:value-type="float" office:value="17944" calcext:value-type="float">
            <text:p>17944</text:p>
          </table:table-cell>
          <table:table-cell table:formula="of:=[.C51] * 100 / [.B51]" office:value-type="float" office:value="19.4392685357715" calcext:value-type="float">
            <text:p>19.439268535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024" calcext:value-type="float">
            <text:p>85024</text:p>
          </table:table-cell>
          <table:table-cell office:value-type="float" office:value="15451" calcext:value-type="float">
            <text:p>15451</text:p>
          </table:table-cell>
          <table:table-cell table:formula="of:=[.C52] * 100 / [.B52]" office:value-type="float" office:value="18.1725159954836" calcext:value-type="float">
            <text:p>18.172515995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49" calcext:value-type="float">
            <text:p>97849</text:p>
          </table:table-cell>
          <table:table-cell office:value-type="float" office:value="16621" calcext:value-type="float">
            <text:p>16621</text:p>
          </table:table-cell>
          <table:table-cell table:formula="of:=[.C53] * 100 / [.B53]" office:value-type="float" office:value="16.9863769685945" calcext:value-type="float">
            <text:p>16.986376968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616" calcext:value-type="float">
            <text:p>101616</text:p>
          </table:table-cell>
          <table:table-cell office:value-type="float" office:value="15477" calcext:value-type="float">
            <text:p>15477</text:p>
          </table:table-cell>
          <table:table-cell table:formula="of:=[.C54] * 100 / [.B54]" office:value-type="float" office:value="15.2308691544639" calcext:value-type="float">
            <text:p>15.230869154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130" calcext:value-type="float">
            <text:p>112130</text:p>
          </table:table-cell>
          <table:table-cell office:value-type="float" office:value="15619" calcext:value-type="float">
            <text:p>15619</text:p>
          </table:table-cell>
          <table:table-cell table:formula="of:=[.C55] * 100 / [.B55]" office:value-type="float" office:value="13.9293676982074" calcext:value-type="float">
            <text:p>13.9293676982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048" calcext:value-type="float">
            <text:p>115048</text:p>
          </table:table-cell>
          <table:table-cell office:value-type="float" office:value="15523" calcext:value-type="float">
            <text:p>15523</text:p>
          </table:table-cell>
          <table:table-cell table:formula="of:=[.C56] * 100 / [.B56]" office:value-type="float" office:value="13.4926291634796" calcext:value-type="float">
            <text:p>13.4926291635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1130" calcext:value-type="float">
            <text:p>121130</text:p>
          </table:table-cell>
          <table:table-cell office:value-type="float" office:value="16893" calcext:value-type="float">
            <text:p>16893</text:p>
          </table:table-cell>
          <table:table-cell table:formula="of:=[.C57] * 100 / [.B57]" office:value-type="float" office:value="13.9461735325683" calcext:value-type="float">
            <text:p>13.9461735326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639" calcext:value-type="float">
            <text:p>123639</text:p>
          </table:table-cell>
          <table:table-cell office:value-type="float" office:value="17818" calcext:value-type="float">
            <text:p>17818</text:p>
          </table:table-cell>
          <table:table-cell table:formula="of:=[.C58] * 100 / [.B58]" office:value-type="float" office:value="14.4113103470588" calcext:value-type="float">
            <text:p>14.411310347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856" calcext:value-type="float">
            <text:p>114856</text:p>
          </table:table-cell>
          <table:table-cell office:value-type="float" office:value="18488" calcext:value-type="float">
            <text:p>18488</text:p>
          </table:table-cell>
          <table:table-cell table:formula="of:=[.C59] * 100 / [.B59]" office:value-type="float" office:value="16.0966775788814" calcext:value-type="float">
            <text:p>16.096677578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8211" calcext:value-type="float">
            <text:p>118211</text:p>
          </table:table-cell>
          <table:table-cell office:value-type="float" office:value="20859" calcext:value-type="float">
            <text:p>20859</text:p>
          </table:table-cell>
          <table:table-cell table:formula="of:=[.C60] * 100 / [.B60]" office:value-type="float" office:value="17.6455659794774" calcext:value-type="float">
            <text:p>17.6455659795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192" calcext:value-type="float">
            <text:p>109192</text:p>
          </table:table-cell>
          <table:table-cell office:value-type="float" office:value="20725" calcext:value-type="float">
            <text:p>20725</text:p>
          </table:table-cell>
          <table:table-cell table:formula="of:=[.C61] * 100 / [.B61]" office:value-type="float" office:value="18.9803282291743" calcext:value-type="float">
            <text:p>18.9803282292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138" calcext:value-type="float">
            <text:p>109138</text:p>
          </table:table-cell>
          <table:table-cell office:value-type="float" office:value="21382" calcext:value-type="float">
            <text:p>21382</text:p>
          </table:table-cell>
          <table:table-cell table:formula="of:=[.C62] * 100 / [.B62]" office:value-type="float" office:value="19.5917095786985" calcext:value-type="float">
            <text:p>19.5917095787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38:01.369968819</meta:creation-date>
    <meta:generator>LibreOffice/4.2.8.2$Linux_X86_64 LibreOffice_project/420m0$Build-2</meta:generator>
    <dc:date>2015-06-01T12:15:40.483027547</dc:date>
    <meta:editing-duration>PT17M47S</meta:editing-duration>
    <meta:editing-cycles>3</meta:editing-cycles>
    <meta:document-statistic meta:table-count="1" meta:cell-count="2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61cm" svg:y="0.316cm" chart:style-name="ch2">
          <text:p>Procent wypadków z udziałem pieszych</text:p>
        </chart:title>
        <chart:subtitle svg:x="5.509cm" svg:y="1.301cm" chart:style-name="ch3">
          <text:p>w kolejnych dniach tygodnia</text:p>
        </chart:subtitle>
        <chart:legend chart:legend-position="end" svg:x="13.34cm" svg:y="2.707cm" style:legend-expansion="high" chart:style-name="ch4"/>
        <chart:plot-area chart:style-name="ch5" table:cell-range-address="Sheet1.A2:Sheet1.A8 Sheet1.D2:Sheet1.D8" chart:data-source-has-labels="column" svg:x="0.32cm" svg:y="2.19cm" svg:width="12.7cm" svg:height="6.63cm">
          <chartooo:coordinate-region svg:x="0.941cm" svg:y="2.389cm" svg:width="12.079cm" svg:height="6.232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D2:Sheet1.D2" chart:label-cell-address="Sheet1.A2:Sheet1.A2" chart:class="chart:bar">
            <chart:data-point/>
          </chart:series>
          <chart:series chart:style-name="ch10" chart:values-cell-range-address="Sheet1.D3:Sheet1.D3" chart:label-cell-address="Sheet1.A3:Sheet1.A3" chart:class="chart:bar">
            <chart:data-point/>
          </chart:series>
          <chart:series chart:style-name="ch11" chart:values-cell-range-address="Sheet1.D4:Sheet1.D4" chart:label-cell-address="Sheet1.A4:Sheet1.A4" chart:class="chart:bar">
            <chart:data-point/>
          </chart:series>
          <chart:series chart:style-name="ch12" chart:values-cell-range-address="Sheet1.D5:Sheet1.D5" chart:label-cell-address="Sheet1.A5:Sheet1.A5" chart:class="chart:bar">
            <chart:data-point/>
          </chart:series>
          <chart:series chart:style-name="ch13" chart:values-cell-range-address="Sheet1.D6:Sheet1.D6" chart:label-cell-address="Sheet1.A6:Sheet1.A6" chart:class="chart:bar">
            <chart:data-point/>
          </chart:series>
          <chart:series chart:style-name="ch14" chart:values-cell-range-address="Sheet1.D7:Sheet1.D7" chart:label-cell-address="Sheet1.A7:Sheet1.A7" chart:class="chart:bar">
            <chart:data-point/>
          </chart:series>
          <chart:series chart:style-name="ch15" chart:values-cell-range-address="Sheet1.D8:Sheet1.D8" chart:label-cell-address="Sheet1.A8:Sheet1.A8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2:Sheet1.A2</svg:desc>
                </draw:g>
              </table:table-cell>
              <table:table-cell office:value-type="float" office:value="14.1998623895147">
                <text:p>14.1998623895147</text:p>
                <draw:g>
                  <svg:desc>Sheet1.D2:Sheet1.D2</svg:desc>
                </draw:g>
              </table:table-cell>
            </table:table-row>
            <table:table-row>
              <table:table-cell office:value-type="string">
                <text:p>poniedziałek</text:p>
                <draw:g>
                  <svg:desc>Sheet1.A3:Sheet1.A3</svg:desc>
                </draw:g>
              </table:table-cell>
              <table:table-cell office:value-type="float" office:value="16.9048669595411">
                <text:p>16.9048669595411</text:p>
                <draw:g>
                  <svg:desc>Sheet1.D3:Sheet1.D3</svg:desc>
                </draw:g>
              </table:table-cell>
            </table:table-row>
            <table:table-row>
              <table:table-cell office:value-type="string">
                <text:p>wtorek</text:p>
                <draw:g>
                  <svg:desc>Sheet1.A4:Sheet1.A4</svg:desc>
                </draw:g>
              </table:table-cell>
              <table:table-cell office:value-type="float" office:value="17.0740048933204">
                <text:p>17.0740048933204</text:p>
                <draw:g>
                  <svg:desc>Sheet1.D4:Sheet1.D4</svg:desc>
                </draw:g>
              </table:table-cell>
            </table:table-row>
            <table:table-row>
              <table:table-cell office:value-type="string">
                <text:p>środa</text:p>
                <draw:g>
                  <svg:desc>Sheet1.A5:Sheet1.A5</svg:desc>
                </draw:g>
              </table:table-cell>
              <table:table-cell office:value-type="float" office:value="17.1795409886106">
                <text:p>17.1795409886106</text:p>
                <draw:g>
                  <svg:desc>Sheet1.D5:Sheet1.D5</svg:desc>
                </draw:g>
              </table:table-cell>
            </table:table-row>
            <table:table-row>
              <table:table-cell office:value-type="string">
                <text:p>czwartek</text:p>
                <draw:g>
                  <svg:desc>Sheet1.A6:Sheet1.A6</svg:desc>
                </draw:g>
              </table:table-cell>
              <table:table-cell office:value-type="float" office:value="16.7914591767277">
                <text:p>16.7914591767277</text:p>
                <draw:g>
                  <svg:desc>Sheet1.D6:Sheet1.D6</svg:desc>
                </draw:g>
              </table:table-cell>
            </table:table-row>
            <table:table-row>
              <table:table-cell office:value-type="string">
                <text:p>piatek</text:p>
                <draw:g>
                  <svg:desc>Sheet1.A7:Sheet1.A7</svg:desc>
                </draw:g>
              </table:table-cell>
              <table:table-cell office:value-type="float" office:value="17.1752181716903">
                <text:p>17.1752181716903</text:p>
                <draw:g>
                  <svg:desc>Sheet1.D7:Sheet1.D7</svg:desc>
                </draw:g>
              </table:table-cell>
            </table:table-row>
            <table:table-row>
              <table:table-cell office:value-type="string">
                <text:p>sobota</text:p>
                <draw:g>
                  <svg:desc>Sheet1.A8:Sheet1.A8</svg:desc>
                </draw:g>
              </table:table-cell>
              <table:table-cell office:value-type="float" office:value="15.9285143689811">
                <text:p>15.9285143689811</text:p>
                <draw:g>
                  <svg:desc>Sheet1.D8:Sheet1.D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61cm" svg:y="0.316cm" chart:style-name="ch2">
          <text:p>Procent wypadków z udziałem pieszych</text:p>
        </chart:title>
        <chart:subtitle svg:x="5.562cm" svg:y="1.301cm" chart:style-name="ch3">
          <text:p>w kolejnych godzinach dnia</text:p>
        </chart:subtitle>
        <chart:plot-area chart:style-name="ch4" table:cell-range-address="Sheet1.A15:Sheet1.A47 Sheet1.D15:Sheet1.D47" chart:data-source-has-labels="column" svg:x="0.32cm" svg:y="2.19cm" svg:width="15.36cm" svg:height="6.63cm">
          <chartooo:coordinate-region svg:x="0.941cm" svg:y="2.389cm" svg:width="14.739cm" svg:height="5.784cm"/>
          <chart:axis chart:dimension="x" chart:name="primary-x" chart:style-name="ch5" chartooo:axis-type="auto">
            <chartooo:date-scale/>
            <chart:categories table:cell-range-address="Sheet1.A15:Sheet1.A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5:Sheet1.D47" chart:class="chart:ba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5:Sheet1.A47</svg:desc>
                </draw:g>
              </table:table-cell>
              <table:table-cell office:value-type="float" office:value="15.3452520798803">
                <text:p>15.3452520798803</text:p>
                <draw:g>
                  <svg:desc>Sheet1.D15:Sheet1.D4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4.2312860643427">
                <text:p>14.23128606434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.9700743376326">
                <text:p>13.97007433763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.344800937352">
                <text:p>13.3448009373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.335536586176">
                <text:p>14.33553658617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6.8419706512357">
                <text:p>16.84197065123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7.0723157051282">
                <text:p>17.072315705128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.0897611589663">
                <text:p>13.08976115896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.2168722755634">
                <text:p>12.216872275563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.8333571122842">
                <text:p>11.83335711228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2644564379337">
                <text:p>11.264456437933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.1578466110413">
                <text:p>11.157846611041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782200811359">
                <text:p>10.78220081135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.7082842408205">
                <text:p>10.708284240820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.7414480517305">
                <text:p>10.741448051730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.7792859250516">
                <text:p>11.77928592505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2996743146734">
                <text:p>11.299674314673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.2030693643214">
                <text:p>17.203069364321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.2655673416032">
                <text:p>23.26556734160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4.7975150230789">
                <text:p>24.79751502307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6447501037529">
                <text:p>25.644750103752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5.581089762308">
                <text:p>25.58108976230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.0774454028262">
                <text:p>22.077445402826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8.3042256961407">
                <text:p>18.304225696140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5.3452520798803">
                <text:p>15.345252079880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4.2312860643427">
                <text:p>14.23128606434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.9700743376326">
                <text:p>13.97007433763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.344800937352">
                <text:p>13.3448009373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.335536586176">
                <text:p>14.33553658617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6.8419706512357">
                <text:p>16.84197065123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7.0723157051282">
                <text:p>17.072315705128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.0897611589663">
                <text:p>13.08976115896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.2168722755634">
                <text:p>12.21687227556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61cm" svg:y="0.316cm" chart:style-name="ch2">
          <text:p>Procent wypadków z udziałem pieszych</text:p>
        </chart:title>
        <chart:subtitle svg:x="5.429cm" svg:y="1.301cm" chart:style-name="ch3">
          <text:p>w kolejnych miesiącach roku</text:p>
        </chart:subtitle>
        <chart:plot-area chart:style-name="ch4" table:cell-range-address="Sheet1.A51:Sheet1.A62 Sheet1.D51:Sheet1.D62" chart:data-source-has-labels="column" svg:x="0.32cm" svg:y="2.19cm" svg:width="15.36cm" svg:height="6.63cm">
          <chartooo:coordinate-region svg:x="0.941cm" svg:y="2.389cm" svg:width="14.739cm" svg:height="5.784cm"/>
          <chart:axis chart:dimension="x" chart:name="primary-x" chart:style-name="ch5" chartooo:axis-type="auto">
            <chartooo:date-scale/>
            <chart:categories table:cell-range-address="Sheet1.A51:Sheet1.A6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51:Sheet1.D62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51:Sheet1.A62</svg:desc>
                </draw:g>
              </table:table-cell>
              <table:table-cell office:value-type="float" office:value="19.4392685357715">
                <text:p>19.4392685357715</text:p>
                <draw:g>
                  <svg:desc>Sheet1.D51:Sheet1.D6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.1725159954836">
                <text:p>18.17251599548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.9863769685945">
                <text:p>16.986376968594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.2308691544639">
                <text:p>15.230869154463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.9293676982074">
                <text:p>13.929367698207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.4926291634796">
                <text:p>13.49262916347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.9461735325683">
                <text:p>13.94617353256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.4113103470588">
                <text:p>14.411310347058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.0966775788814">
                <text:p>16.09667757888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6455659794774">
                <text:p>17.64556597947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8.9803282291743">
                <text:p>18.98032822917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.5917095786985">
                <text:p>19.59170957869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